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ationDescriptorExtension.setDescriptorExtension( DocumentFragment descriptor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DescriptorExtension.getDescriptor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